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, s</text:p>
          </table:table-cell>
          <table:table-cell office:value-type="string" calcext:value-type="string">
            <text:p>P_200, cmH2O</text:p>
          </table:table-cell>
          <table:table-cell office:value-type="string" calcext:value-type="string">
            <text:p>P_200, Pa</text:p>
          </table:table-cell>
          <table:table-cell office:value-type="string" calcext:value-type="string">
            <text:p>P_400, cm</text:p>
          </table:table-cell>
          <table:table-cell office:value-type="string" calcext:value-type="string">
            <text:p>P_400, Pa</text:p>
          </table:table-cell>
          <table:table-cell office:value-type="string" calcext:value-type="string">
            <text:p>P_avg, Pa</text:p>
          </table:table-cell>
          <table:table-cell office:value-type="string" calcext:value-type="string">
            <text:p>Q, m^3/s</text:p>
          </table:table-cell>
          <table:table-cell office:value-type="string" calcext:value-type="string">
            <text:p>eta, SI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V, ml</text:p>
          </table:table-cell>
          <table:table-cell office:value-type="string" calcext:value-type="string">
            <text:p>r, m</text:p>
          </table:table-cell>
          <table:table-cell office:value-type="string" calcext:value-type="string">
            <text:p>l, m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table:formula="of:=2.9+1.2" office:value-type="float" office:value="4.1" calcext:value-type="float">
            <text:p>4.1</text:p>
          </table:table-cell>
          <table:table-cell table:formula="of:=[.B2]*1000*9.81/100" office:value-type="float" office:value="402.21" calcext:value-type="float">
            <text:p>402.21</text:p>
          </table:table-cell>
          <table:table-cell table:formula="of:=1.4+2.8" office:value-type="float" office:value="4.2" calcext:value-type="float">
            <text:p>4.2</text:p>
          </table:table-cell>
          <table:table-cell table:formula="of:=[.D2]*1000*9.81/100" office:value-type="float" office:value="412.02" calcext:value-type="float">
            <text:p>412.02</text:p>
          </table:table-cell>
          <table:table-cell table:formula="of:=AVERAGE([.C2];[.E2])" office:value-type="float" office:value="407.115" calcext:value-type="float">
            <text:p>407.115</text:p>
          </table:table-cell>
          <table:table-cell table:formula="of:=[.J$2]/(10^6*[.A2])" office:value-type="float" office:value="0.00000453309156844968" calcext:value-type="float">
            <text:p>4.53309156844968E-06</text:p>
          </table:table-cell>
          <table:table-cell table:formula="of:=PI()*[.K$2]^4*[.F2]*[.A2]/(8*[.J$2]/10^6*[.L$2])" office:value-type="float" office:value="0.0000163885386961237" calcext:value-type="float">
            <text:p>1.63885386961237E-05</text:p>
          </table:table-cell>
          <table:table-cell table:formula="of:=1.2*[.G2]/([.H$12]*PI()*[.K$2])" office:value-type="float" office:value="232.605167867363" calcext:value-type="float">
            <text:p>232.605167867363</text:p>
          </table:table-cell>
          <table:table-cell office:value-type="float" office:value="500" calcext:value-type="float">
            <text:p>500</text:p>
          </table:table-cell>
          <table:table-cell table:formula="of:=0.5/1000" office:value-type="float" office:value="0.0005" calcext:value-type="float">
            <text:p>0.0005</text:p>
          </table:table-cell>
          <table:table-cell table:formula="of:=13.45/100" office:value-type="float" office:value="0.1345" calcext:value-type="float">
            <text:p>0.1345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table:formula="of:=0.7+2.8" office:value-type="float" office:value="3.5" calcext:value-type="float">
            <text:p>3.5</text:p>
          </table:table-cell>
          <table:table-cell table:formula="of:=[.B3]*1000*9.81/100" office:value-type="float" office:value="343.35" calcext:value-type="float">
            <text:p>343.35</text:p>
          </table:table-cell>
          <table:table-cell table:formula="of:=0.8+2.9" office:value-type="float" office:value="3.7" calcext:value-type="float">
            <text:p>3.7</text:p>
          </table:table-cell>
          <table:table-cell table:formula="of:=[.D3]*1000*9.81/100" office:value-type="float" office:value="362.97" calcext:value-type="float">
            <text:p>362.97</text:p>
          </table:table-cell>
          <table:table-cell table:formula="of:=AVERAGE([.C3];[.E3])" office:value-type="float" office:value="353.16" calcext:value-type="float">
            <text:p>353.16</text:p>
          </table:table-cell>
          <table:table-cell table:formula="of:=[.J$2]/(10^6*[.A3])" office:value-type="float" office:value="0.00000472143531633617" calcext:value-type="float">
            <text:p>4.72143531633617E-06</text:p>
          </table:table-cell>
          <table:table-cell table:formula="of:=PI()*[.K$2]^4*[.F3]*[.A3]/(8*[.J$2]/10^6*[.L$2])" office:value-type="float" office:value="0.0000136494478203152" calcext:value-type="float">
            <text:p>1.36494478203152E-05</text:p>
          </table:table-cell>
          <table:table-cell table:formula="of:=1.2*[.G3]/([.H$12]*PI()*[.K$2])" office:value-type="float" office:value="242.269594105478" calcext:value-type="float">
            <text:p>242.269594105478</text:p>
          </table:table-cell>
          <table:table-cell table:number-columns-repeated="3"/>
        </table:table-row>
        <table:table-row table:style-name="ro1">
          <table:table-cell office:value-type="float" office:value="37.6" calcext:value-type="float">
            <text:p>37.6</text:p>
          </table:table-cell>
          <table:table-cell table:formula="of:=5.3+8.5" office:value-type="float" office:value="13.8" calcext:value-type="float">
            <text:p>13.8</text:p>
          </table:table-cell>
          <table:table-cell table:formula="of:=[.B4]*1000*9.81/100" office:value-type="float" office:value="1353.78" calcext:value-type="float">
            <text:p>1353.78</text:p>
          </table:table-cell>
          <table:table-cell table:formula="of:=5.5+8.7" office:value-type="float" office:value="14.2" calcext:value-type="float">
            <text:p>14.2</text:p>
          </table:table-cell>
          <table:table-cell table:formula="of:=[.D4]*1000*9.81/100" office:value-type="float" office:value="1393.02" calcext:value-type="float">
            <text:p>1393.02</text:p>
          </table:table-cell>
          <table:table-cell table:formula="of:=AVERAGE([.C4];[.E4])" office:value-type="float" office:value="1373.4" calcext:value-type="float">
            <text:p>1373.4</text:p>
          </table:table-cell>
          <table:table-cell table:formula="of:=[.J$2]/(10^6*[.A4])" office:value-type="float" office:value="0.0000132978723404255" calcext:value-type="float">
            <text:p>1.32978723404255E-05</text:p>
          </table:table-cell>
          <table:table-cell table:formula="of:=PI()*[.K$2]^4*[.F4]*[.A4]/(8*[.J$2]/10^6*[.L$2])" office:value-type="float" office:value="0.0000188465778318486" calcext:value-type="float">
            <text:p>1.88465778318486E-05</text:p>
          </table:table-cell>
          <table:table-cell table:formula="of:=1.2*[.G4]/([.H$12]*PI()*[.K$2])" office:value-type="float" office:value="682.349734461972" calcext:value-type="float">
            <text:p>682.349734461972</text:p>
          </table:table-cell>
          <table:table-cell table:number-columns-repeated="3"/>
        </table:table-row>
        <table:table-row table:style-name="ro1">
          <table:table-cell office:value-type="float" office:value="57.4" calcext:value-type="float">
            <text:p>57.4</text:p>
          </table:table-cell>
          <table:table-cell table:formula="of:=2.7+4.9" office:value-type="float" office:value="7.6" calcext:value-type="float">
            <text:p>7.6</text:p>
          </table:table-cell>
          <table:table-cell table:formula="of:=[.B5]*1000*9.81/100" office:value-type="float" office:value="745.56" calcext:value-type="float">
            <text:p>745.56</text:p>
          </table:table-cell>
          <table:table-cell table:formula="of:=2.6+4.8" office:value-type="float" office:value="7.4" calcext:value-type="float">
            <text:p>7.4</text:p>
          </table:table-cell>
          <table:table-cell table:formula="of:=[.D5]*1000*9.81/100" office:value-type="float" office:value="725.94" calcext:value-type="float">
            <text:p>725.94</text:p>
          </table:table-cell>
          <table:table-cell table:formula="of:=AVERAGE([.C5];[.E5])" office:value-type="float" office:value="735.75" calcext:value-type="float">
            <text:p>735.75</text:p>
          </table:table-cell>
          <table:table-cell table:formula="of:=[.J$2]/(10^6*[.A5])" office:value-type="float" office:value="0.00000871080139372822" calcext:value-type="float">
            <text:p>8.71080139372822E-06</text:p>
          </table:table-cell>
          <table:table-cell table:formula="of:=PI()*[.K$2]^4*[.F5]*[.A5]/(8*[.J$2]/10^6*[.L$2])" office:value-type="float" office:value="0.0000154130922428017" calcext:value-type="float">
            <text:p>1.54130922428017E-05</text:p>
          </table:table-cell>
          <table:table-cell table:formula="of:=1.2*[.G5]/([.H$12]*PI()*[.K$2])" office:value-type="float" office:value="446.9747389507" calcext:value-type="float">
            <text:p>446.9747389507</text:p>
          </table:table-cell>
          <table:table-cell table:number-columns-repeated="3"/>
        </table:table-row>
        <table:table-row table:style-name="ro1">
          <table:table-cell office:value-type="float" office:value="127.4" calcext:value-type="float">
            <text:p>127.4</text:p>
          </table:table-cell>
          <table:table-cell table:formula="of:=0.3+2.4" office:value-type="float" office:value="2.7" calcext:value-type="float">
            <text:p>2.7</text:p>
          </table:table-cell>
          <table:table-cell table:formula="of:=[.B6]*1000*9.81/100" office:value-type="float" office:value="264.87" calcext:value-type="float">
            <text:p>264.87</text:p>
          </table:table-cell>
          <table:table-cell table:formula="of:=0.2+2.3" office:value-type="float" office:value="2.5" calcext:value-type="float">
            <text:p>2.5</text:p>
          </table:table-cell>
          <table:table-cell table:formula="of:=[.D6]*1000*9.81/100" office:value-type="float" office:value="245.25" calcext:value-type="float">
            <text:p>245.25</text:p>
          </table:table-cell>
          <table:table-cell table:formula="of:=AVERAGE([.C6];[.E6])" office:value-type="float" office:value="255.06" calcext:value-type="float">
            <text:p>255.06</text:p>
          </table:table-cell>
          <table:table-cell table:formula="of:=[.J$2]/(10^6*[.A6])" office:value-type="float" office:value="0.00000392464678178964" calcext:value-type="float">
            <text:p>3.92464678178964E-06</text:p>
          </table:table-cell>
          <table:table-cell table:formula="of:=PI()*[.K$2]^4*[.F6]*[.A6]/(8*[.J$2]/10^6*[.L$2])" office:value-type="float" office:value="0.0000118593093484451" calcext:value-type="float">
            <text:p>1.18593093484451E-05</text:p>
          </table:table-cell>
          <table:table-cell table:formula="of:=1.2*[.G6]/([.H$12]*PI()*[.K$2])" office:value-type="float" office:value="201.384223043722" calcext:value-type="float">
            <text:p>201.384223043722</text:p>
          </table:table-cell>
          <table:table-cell table:number-columns-repeated="3"/>
        </table:table-row>
        <table:table-row table:style-name="ro1">
          <table:table-cell office:value-type="float" office:value="114.7" calcext:value-type="float">
            <text:p>114.7</text:p>
          </table:table-cell>
          <table:table-cell table:formula="of:=0.5+2.7" office:value-type="float" office:value="3.2" calcext:value-type="float">
            <text:p>3.2</text:p>
          </table:table-cell>
          <table:table-cell table:formula="of:=[.B7]*1000*9.81/100" office:value-type="float" office:value="313.92" calcext:value-type="float">
            <text:p>313.92</text:p>
          </table:table-cell>
          <table:table-cell table:formula="of:=0.5+2.7" office:value-type="float" office:value="3.2" calcext:value-type="float">
            <text:p>3.2</text:p>
          </table:table-cell>
          <table:table-cell table:formula="of:=[.D7]*1000*9.81/100" office:value-type="float" office:value="313.92" calcext:value-type="float">
            <text:p>313.92</text:p>
          </table:table-cell>
          <table:table-cell table:formula="of:=AVERAGE([.C7];[.E7])" office:value-type="float" office:value="313.92" calcext:value-type="float">
            <text:p>313.92</text:p>
          </table:table-cell>
          <table:table-cell table:formula="of:=[.J$2]/(10^6*[.A7])" office:value-type="float" office:value="0.000004359197907585" calcext:value-type="float">
            <text:p>4.359197907585E-06</text:p>
          </table:table-cell>
          <table:table-cell table:formula="of:=PI()*[.K$2]^4*[.F7]*[.A7]/(8*[.J$2]/10^6*[.L$2])" office:value-type="float" office:value="0.0000131410484943041" calcext:value-type="float">
            <text:p>1.31410484943041E-05</text:p>
          </table:table-cell>
          <table:table-cell table:formula="of:=1.2*[.G7]/([.H$12]*PI()*[.K$2])" office:value-type="float" office:value="223.682214610027" calcext:value-type="float">
            <text:p>223.682214610027</text:p>
          </table:table-cell>
          <table:table-cell table:number-columns-repeated="3"/>
        </table:table-row>
        <table:table-row table:style-name="ro1">
          <table:table-cell office:value-type="float" office:value="34.9" calcext:value-type="float">
            <text:p>34.9</text:p>
          </table:table-cell>
          <table:table-cell table:formula="of:=5.7+8.1" office:value-type="float" office:value="13.8" calcext:value-type="float">
            <text:p>13.8</text:p>
          </table:table-cell>
          <table:table-cell table:formula="of:=[.B8]*1000*9.81/100" office:value-type="float" office:value="1353.78" calcext:value-type="float">
            <text:p>1353.78</text:p>
          </table:table-cell>
          <table:table-cell table:formula="of:=5.6+8" office:value-type="float" office:value="13.6" calcext:value-type="float">
            <text:p>13.6</text:p>
          </table:table-cell>
          <table:table-cell table:formula="of:=[.D8]*1000*9.81/100" office:value-type="float" office:value="1334.16" calcext:value-type="float">
            <text:p>1334.16</text:p>
          </table:table-cell>
          <table:table-cell table:formula="of:=AVERAGE([.C8];[.E8])" office:value-type="float" office:value="1343.97" calcext:value-type="float">
            <text:p>1343.97</text:p>
          </table:table-cell>
          <table:table-cell table:formula="of:=[.J$2]/(10^6*[.A8])" office:value-type="float" office:value="0.0000143266475644699" calcext:value-type="float">
            <text:p>1.43266475644699E-05</text:p>
          </table:table-cell>
          <table:table-cell table:formula="of:=PI()*[.K$2]^4*[.F8]*[.A8]/(8*[.J$2]/10^6*[.L$2])" office:value-type="float" office:value="0.0000171183781511052" calcext:value-type="float">
            <text:p>1.71183781511052E-05</text:p>
          </table:table-cell>
          <table:table-cell table:formula="of:=1.2*[.G8]/([.H$12]*PI()*[.K$2])" office:value-type="float" office:value="735.138968933243" calcext:value-type="float">
            <text:p>735.138968933243</text:p>
          </table:table-cell>
          <table:table-cell table:number-columns-repeated="3"/>
        </table:table-row>
        <table:table-row table:style-name="ro1">
          <table:table-cell office:value-type="float" office:value="63.7" calcext:value-type="float">
            <text:p>63.7</text:p>
          </table:table-cell>
          <table:table-cell table:formula="of:=2.1+4.3" office:value-type="float" office:value="6.4" calcext:value-type="float">
            <text:p>6.4</text:p>
          </table:table-cell>
          <table:table-cell table:formula="of:=[.B9]*1000*9.81/100" office:value-type="float" office:value="627.84" calcext:value-type="float">
            <text:p>627.84</text:p>
          </table:table-cell>
          <table:table-cell table:formula="of:=2+4.2" office:value-type="float" office:value="6.2" calcext:value-type="float">
            <text:p>6.2</text:p>
          </table:table-cell>
          <table:table-cell table:formula="of:=[.D9]*1000*9.81/100" office:value-type="float" office:value="608.22" calcext:value-type="float">
            <text:p>608.22</text:p>
          </table:table-cell>
          <table:table-cell table:formula="of:=AVERAGE([.C9];[.E9])" office:value-type="float" office:value="618.03" calcext:value-type="float">
            <text:p>618.03</text:p>
          </table:table-cell>
          <table:table-cell table:formula="of:=[.J$2]/(10^6*[.A9])" office:value-type="float" office:value="0.00000784929356357928" calcext:value-type="float">
            <text:p>7.84929356357928E-06</text:p>
          </table:table-cell>
          <table:table-cell table:formula="of:=PI()*[.K$2]^4*[.F9]*[.A9]/(8*[.J$2]/10^6*[.L$2])" office:value-type="float" office:value="0.0000143680094029239" calcext:value-type="float">
            <text:p>1.43680094029239E-05</text:p>
          </table:table-cell>
          <table:table-cell table:formula="of:=1.2*[.G9]/([.H$12]*PI()*[.K$2])" office:value-type="float" office:value="402.768446087444" calcext:value-type="float">
            <text:p>402.768446087444</text:p>
          </table:table-cell>
          <table:table-cell table:number-columns-repeated="3"/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0.7+2.7" office:value-type="float" office:value="3.4" calcext:value-type="float">
            <text:p>3.4</text:p>
          </table:table-cell>
          <table:table-cell table:formula="of:=[.B10]*1000*9.81/100" office:value-type="float" office:value="333.54" calcext:value-type="float">
            <text:p>333.54</text:p>
          </table:table-cell>
          <table:table-cell table:formula="of:=0.7+2.7" office:value-type="float" office:value="3.4" calcext:value-type="float">
            <text:p>3.4</text:p>
          </table:table-cell>
          <table:table-cell table:formula="of:=[.D10]*1000*9.81/100" office:value-type="float" office:value="333.54" calcext:value-type="float">
            <text:p>333.54</text:p>
          </table:table-cell>
          <table:table-cell table:formula="of:=AVERAGE([.C10];[.E10])" office:value-type="float" office:value="333.54" calcext:value-type="float">
            <text:p>333.54</text:p>
          </table:table-cell>
          <table:table-cell table:formula="of:=[.J$2]/(10^6*[.A10])" office:value-type="float" office:value="0.00000460829493087558" calcext:value-type="float">
            <text:p>4.60829493087558E-06</text:p>
          </table:table-cell>
          <table:table-cell table:formula="of:=PI()*[.K$2]^4*[.F10]*[.A10]/(8*[.J$2]/10^6*[.L$2])" office:value-type="float" office:value="0.0000132076416454577" calcext:value-type="float">
            <text:p>1.32076416454577E-05</text:p>
          </table:table-cell>
          <table:table-cell table:formula="of:=1.2*[.G10]/([.H$12]*PI()*[.K$2])" office:value-type="float" office:value="236.464055444886" calcext:value-type="float">
            <text:p>236.46405544488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verage, Pa.s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AVERAGE([.H2:.H10])" office:value-type="float" office:value="0.0000148880048481472" calcext:value-type="float">
            <text:p>1.48880048481472E-0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stdev, Pa.s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STDEV([.H2:.H10])" office:value-type="float" office:value="0.00000223676876146519" calcext:value-type="float">
            <text:p>2.23676876146519E-0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error, Pa.s</text:p>
          </table:table-cell>
          <table:table-cell office:value-type="string" calcext:value-type="string">
            <text:p>relative error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H15]/3" office:value-type="float" office:value="0.000000745589587155063" calcext:value-type="float">
            <text:p>7.45589587155063E-07</text:p>
          </table:table-cell>
          <table:table-cell table:formula="of:=[.H17]/[.H12]" office:value-type="float" office:value="0.0500798861069587" calcext:value-type="float">
            <text:p>0.0500798861069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6:28:38.185923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6:11:10.739978673</meta:creation-date>
    <dc:date>2022-04-14T16:42:35.865472630</dc:date>
    <meta:editing-duration>PT10M16S</meta:editing-duration>
    <meta:editing-cycles>3</meta:editing-cycles>
    <meta:generator>LibreOffice/6.4.7.2$Linux_X86_64 LibreOffice_project/40$Build-2</meta:generator>
    <meta:document-statistic meta:table-count="1" meta:cell-count="104" meta:object-count="0"/>
  </office:meta>
</office:document-meta>
</file>